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otted"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80808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2.8cm" fo:min-width="11.346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solid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3.671cm" svg:height="2.7cm" svg:x="9.8cm" svg:y="2.2cm">
          <text:p text:style-name="P1"><text:span text:style-name="T1">Origi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671cm" svg:height="2.7cm" svg:x="19.4cm" svg:y="2.2cm">
          <text:p text:style-name="P1"><text:span text:style-name="T1">F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xml:id="id2" draw:id="id2" draw:layer="layout" draw:type="line" svg:x1="11.635cm" svg:y1="4.9cm" svg:x2="11.641cm" svg:y2="8.178cm" draw:start-shape="id1" draw:start-glue-point="2" svg:d="M11635 4900l6 3278" svg:viewBox="0 0 7 3279">
          <text:p/>
        </draw:connector>
        <draw:connector draw:style-name="gr2" draw:text-style-name="P3" xml:id="id4" draw:id="id4" draw:layer="layout" draw:type="line" svg:x1="11.641cm" svg:y1="8.178cm" svg:x2="21.182cm" svg:y2="9.42cm" draw:start-shape="id2" draw:start-glue-point="3" svg:d="M11641 8178l9541 1242" svg:viewBox="0 0 9542 1243">
          <text:p/>
        </draw:connector>
        <draw:connector draw:style-name="gr3" draw:text-style-name="P3" draw:layer="layout" draw:type="line" svg:x1="21.235cm" svg:y1="4.9cm" svg:x2="21.182cm" svg:y2="9.42cm" draw:start-shape="id3" draw:start-glue-point="2" draw:end-shape="id4" draw:end-glue-point="3" svg:d="M21235 4900l-53 4520" svg:viewBox="0 0 54 4521">
          <text:p/>
        </draw:connector>
        <draw:connector draw:style-name="gr2" draw:text-style-name="P3" draw:layer="layout" draw:type="line" svg:x1="21.182cm" svg:y1="9.42cm" svg:x2="21.182cm" svg:y2="14.832cm" draw:start-shape="id4" draw:start-glue-point="3" svg:d="M21182 9420v5412" svg:viewBox="0 0 1 5413">
          <text:p/>
        </draw:connector>
        <draw:custom-shape draw:style-name="gr4" draw:text-style-name="P4" xml:id="id8" draw:id="id8" draw:layer="layout" svg:width="7.4cm" svg:height="6.994cm" svg:x="1.7cm" svg:y="7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4" xml:id="id5" draw:id="id5" draw:layer="layout" svg:width="3.279cm" svg:height="3.1cm" svg:x="24.1cm" svg:y="10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2" xml:id="id9" draw:id="id9" draw:layer="layout" svg:width="2.4cm" svg:height="1.8cm" svg:x="10.5cm" svg:y="5.4cm">
          <text:p text:style-name="P1"><text:span text:style-name="T1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6" draw:id="id6" draw:layer="layout" svg:width="1.6cm" svg:height="1.2cm" svg:x="15.6cm" svg:y="8.3cm">
          <text:p text:style-name="P1"><text:span text:style-name="T2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7" draw:id="id7" draw:layer="layout" svg:width="1.9cm" svg:height="1.5cm" svg:x="20.2cm" svg:y="11.2cm">
          <text:p text:style-name="P1"><text:span text:style-name="T3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4.58cm" svg:y1="10.454cm" svg:x2="16.966cm" svg:y2="9.325cm" draw:start-shape="id5" draw:start-glue-point="5" draw:end-shape="id6" draw:end-glue-point="9" svg:d="M24580 10454l-7614-1129" svg:viewBox="0 0 7615 1130">
          <text:p/>
        </draw:connector>
        <draw:connector draw:style-name="gr6" draw:text-style-name="P3" draw:layer="layout" draw:type="line" svg:x1="24.1cm" svg:y1="11.55cm" svg:x2="22.1cm" svg:y2="11.95cm" draw:start-shape="id5" draw:start-glue-point="6" draw:end-shape="id7" draw:end-glue-point="10" svg:d="M24100 11550l-2000 400" svg:viewBox="0 0 2001 401">
          <text:p/>
        </draw:connector>
        <draw:connector draw:style-name="gr6" draw:text-style-name="P3" draw:layer="layout" draw:type="line" svg:x1="8.017cm" svg:y1="8.424cm" svg:x2="10.851cm" svg:y2="6.937cm" draw:start-shape="id8" draw:start-glue-point="11" draw:end-shape="id9" draw:end-glue-point="7" svg:d="M8017 8424l2834-1487" svg:viewBox="0 0 2835 1488">
          <text:p/>
        </draw:connector>
        <draw:custom-shape draw:style-name="gr7" draw:text-style-name="P7" draw:layer="layout" svg:width="12.9cm" svg:height="3.4cm" svg:x="13.6cm" svg:y="15.8cm">
          <text:p text:style-name="P1"><text:span text:style-name="T4">Happy! Because it’s developed</text:span></text:p>
          <text:p text:style-name="P1"><text:span text:style-name="T4">by less human power.</text:span></text:p>
          <draw:enhanced-geometry svg:viewBox="0 0 21600 21600" draw:text-areas="800 800 20800 20800" draw:type="round-rectangular-callout" draw:modifiers="19649.4535307341 -19891.5613054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7-05-16T00:25:49.739203983</dc:date>
    <meta:editing-duration>PT1H58M1S</meta:editing-duration>
    <meta:editing-cycles>154</meta:editing-cycles>
    <meta:generator>LibreOffice/5.2.7.2$Linux_X86_64 LibreOffice_project/20m0$Build-2</meta:generator>
    <meta:document-statistic meta:object-count="15"/>
  </office:meta>
</office:document-meta>
</file>